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Stwórz tablice która przetrzymuje artykuły. </text:p>
      <text:p text:style-name="Preformatted_20_Text"/>
      <text:p text:style-name="Preformatted_20_Text">Artykuł posiada:</text:p>
      <text:p text:style-name="Preformatted_20_Text">1. link</text:p>
      <text:p text:style-name="Preformatted_20_Text">2. zdjecie</text:p>
      <text:p text:style-name="Preformatted_20_Text">3. nazwa</text:p>
      <text:p text:style-name="Preformatted_20_Text">4. opis</text:p>
      <text:p text:style-name="Preformatted_20_Text"/>
      <text:p text:style-name="Preformatted_20_Text">one są już – nie dodajemy ich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8-04-29T09:37:48.57</dc:date>
    <meta:generator>OpenOffice/4.1.1$Win32 OpenOffice.org_project/411m6$Build-9775</meta:generator>
    <meta:document-statistic meta:table-count="0" meta:image-count="0" meta:object-count="0" meta:page-count="1" meta:paragraph-count="7" meta:word-count="22" meta:character-count="123"/>
    <meta:editing-duration>PT4M5S</meta:editing-duration>
    <meta:editing-cycles>1</meta:editing-cycles>
  </office:meta>
</office:document-meta>
</file>